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Arno Pro" svg:font-family="'Arno Pro'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18.7mm"/>
    </style:style>
    <style:style style:name="co3" style:family="table-column">
      <style:table-column-properties fo:break-before="auto" style:column-width="110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2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3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Bitstream Vera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Bitstream Vera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Bitstream Vera Sans"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Bitstream Vera Sans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Bitstream Vera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Bitstream Vera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Bitstream Vera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fr" style:country-asian="FR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Bitstream Vera Sans" fo:font-size="11pt" style:font-size-asian="11pt" style:language-asian="fr" style:country-asian="FR" style:font-name-complex="Times New Roman" style:language-complex="none" style:country-complex="none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Bitstream Vera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font-name="Bitstream Vera Sans" fo:font-size="11pt" style:font-name-asian="F" style:font-size-asian="11pt" style:language-asian="fr" style:country-asian="FR" style:font-name-complex="Times New Roman" style:language-complex="none" style:country-complex="none"/>
    </style:style>
    <style:style style:name="ce11" style:family="table-cell" style:parent-style-name="Default">
      <style:text-properties fo:color="#000000" style:font-name="Bitstream Vera Sans" fo:font-size="11pt" style:font-name-asian="F" style:font-size-asian="11pt" style:language-asian="ar" style:country-asian="SA" style:font-name-complex="Times New Roman" style:font-size-complex="14pt" style:language-complex="none" style:country-complex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Bitstream Vera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Bitstream Vera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" style:font-size-asian="11pt" style:language-asian="fr" style:country-asian="FR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font-name="Bitstream Vera Sans" fo:font-size="11pt" style:font-size-asian="11pt" style:language-asian="ar" style:country-asian="SA" style:font-name-complex="Times New Roman" style:language-complex="none" style:country-complex="none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Bitstream Vera Sans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font-name="Bitstream Vera Sans" fo:font-size="11pt" style:font-name-asian="F" style:font-size-asian="11pt" style:language-asian="ar" style:country-asian="SA" style:font-name-complex="Times New Roman" style:language-complex="none" style:country-complex="none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ar" style:country-asian="SA" style:font-weight-asian="bold" style:font-weight-complex="bold"/>
    </style:style>
    <style:style style:name="T2" style:family="text">
      <style:text-properties style:language-asian="ar" style:country-asian="SA" style:font-weight-asian="bold" style:font-weight-complex="bold" style:font-name="Times New Roman" fo:font-size="11pt" fo:language="fr" fo:country="FR" style:font-name-asian="" style:font-name-complex="Times New Roman" style:font-size-asian="11pt" style:font-size-complex="10pt"/>
    </style:style>
    <style:style style:name="T3" style:family="text">
      <style:text-properties fo:font-size="11pt" style:text-position="11% 100%" fo:language="fr" fo:country="FR" style:language-asian="ar" style:country-asian="SA" style:font-name-asian="" style:font-name-complex="Times New Roman" style:font-size-asian="11pt"/>
    </style:style>
    <style:style style:name="T4" style:family="text">
      <style:text-properties style:use-window-font-color="true" style:font-name="Times New Roman" fo:font-size="11pt" fo:language="fr" fo:country="FR" style:language-asian="fr" style:country-asian="FR" style:font-name-asian="" style:font-name-complex="Times New Roman" style:font-size-asian="11pt" style:font-size-complex="10pt"/>
    </style:style>
    <style:style style:name="T5" style:family="text">
      <style:text-properties fo:color="#ff0000" style:font-name="Times New Roman" fo:font-size="11pt" fo:language="fr" fo:country="FR" style:language-asian="fr" style:country-asian="FR" style:font-name-asian="" style:font-name-complex="Times New Roman" style:font-size-asian="11pt" style:font-size-complex="10pt"/>
    </style:style>
    <style:style style:name="T6" style:family="text">
      <style:text-properties style:use-window-font-color="true" style:font-name="Times New Roman" fo:font-size="11pt" fo:language="fr" fo:country="FR" style:language-asian="ar" style:country-asian="SA" style:font-name-asian="" style:font-name-complex="Times New Roman" style:font-size-asian="11pt" style:font-size-complex="10pt"/>
    </style:style>
    <style:style style:name="T7" style:family="text">
      <style:text-properties style:font-name="Times New Roma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fr" style:country-asian="FR" style:language-complex="none" style:country-complex="none" style:font-name-asian="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fr" style:country-asian="FR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imes New Roman" style:language-complex="none" style:country-complex="none" style:font-name="Times New Roman"/>
    </style:style>
    <style:style style:name="T9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fr" style:country-asian="FR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imes New Roman" style:language-complex="none" style:country-complex="none" style:font-name="Times New Roman" style:use-window-font-color="true"/>
    </style:style>
    <style:style style:name="T10" style:family="text">
      <style:text-properties fo:font-size="11pt" fo:language="fr" fo:country="FR" style:language-asian="fr" style:country-asian="FR" style:font-name-asian="" style:font-name-complex="Times New Roman" style:font-size-asian="11pt" style:font-size-complex="10pt" style:font-name="Bitstream Vera Sans" fo:color="#000000"/>
    </style:style>
    <style:style style:name="T11" style:family="text">
      <style:text-properties style:font-name="Bitstream Vera Sans" fo:color="#000000"/>
    </style:style>
    <style:style style:name="T12" style:family="text">
      <style:text-properties style:font-name="Bitstream Vera Sans" fo:color="#000000" fo:font-size="11pt" fo:language="fr" fo:country="FR" style:language-asian="fr" style:country-asian="FR" style:font-name-asian="" style:font-name-complex="Times New Roman" style:font-size-asian="11pt" style:font-size-complex="10pt"/>
    </style:style>
    <style:style style:name="T13" style:family="text">
      <style:text-properties style:use-window-font-color="true" style:font-name="Times New Roman" fo:font-size="11pt" fo:language="fr" fo:country="FR" style:language-asian="fr" style:country-asian="FR" style:font-name-asian="" style:font-name-complex="Times New Roman" style:font-size-asian="11pt" style:font-size-complex="10pt" style:font-weight-complex="bold"/>
    </style:style>
    <style:style style:name="T14" style:family="text">
      <style:text-properties fo:color="#ff0000" fo:font-size="11pt" fo:language="fr" fo:country="FR" style:language-asian="ar" style:country-asian="SA" style:font-name-asian="" style:font-name-complex="Times New Roman" style:font-size-asian="11pt" style:font-size-complex="10pt"/>
    </style:style>
    <style:style style:name="T15" style:family="text">
      <style:text-properties fo:font-size="11pt" fo:language="fr" fo:country="FR" style:language-asian="ar" style:country-asian="SA" style:font-name-asian="" style:font-name-complex="Times New Roman" style:font-size-asian="11pt" style:font-size-complex="10pt" style:use-window-font-color="true"/>
    </style:style>
    <style:style style:name="T16" style:family="text">
      <style:text-properties fo:color="#ff0000" style:font-name="Times New Roman" fo:font-size="11pt" fo:language="fr" fo:country="FR" style:language-asian="ar" style:country-asian="SA" style:font-name-asian="" style:font-name-complex="Times New Roman" style:font-size-asian="11pt" style:font-size-complex="10pt"/>
    </style:style>
    <style:style style:name="T17" style:family="text">
      <style:text-properties style:font-name="Times New Roman" fo:font-size="11pt" fo:language="fr" fo:country="FR" style:language-asian="ar" style:country-asian="SA" style:font-name-asian="" style:font-name-complex="Times New Roman" style:font-size-asian="11pt" style:font-size-complex="10pt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ahier ergothérapeu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Nom de la 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eurs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Intitul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exte</text:p>
          </table:table-cell>
          <table:table-cell table:style-name="ce6" office:value-type="string" calcext:value-type="string">
            <text:p><text:span text:style-name="T3">xx-xx-xx</text:span></text:p>
          </table:table-cell>
          <table:table-cell/>
          <table:table-cell table:style-name="ce11" office:value-type="string" calcext:value-type="string">
            <text:p>N° du pat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inc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ate d’inclu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chionenrob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Palpation des ischions  - <text:span text:style-name="T6">Enrobés</text:span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chionforme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arrondi/pointu</text:p>
          </table:table-cell>
          <table:table-cell/>
          <table:table-cell table:style-name="ce12" office:value-type="string" calcext:value-type="string">
            <text:p>Palpation des ischions – <text:span text:style-name="T6">Forme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gpop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0 - 180</text:p>
          </table:table-cell>
          <table:table-cell office:value-type="string" calcext:value-type="string">
            <text:p>degrés</text:p>
          </table:table-cell>
          <table:table-cell table:style-name="ce7" office:value-type="string" calcext:value-type="string">
            <text:p>Angle Poplité du côté hémiplégiqu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5" table:number-rows-spanned="1">
            <text:p>MODELE DE FAUTEUIL ROULANT</text:p>
          </table:table-cell>
          <table:covered-table-cell table:number-columns-repeated="3"/>
          <table:covered-table-cell table:style-name="ce7"/>
          <table:table-cell table:number-columns-repeated="1019"/>
        </table:table-row>
        <table:table-row table:style-name="ro3">
          <table:table-cell office:value-type="string" calcext:value-type="string">
            <text:p>modelefaut</text:p>
          </table:table-cell>
          <table:table-cell office:value-type="string" calcext:value-type="string">
            <text:p>facteur</text:p>
          </table:table-cell>
          <table:table-cell table:style-name="ce7" office:value-type="string" calcext:value-type="string">
            <text:p>INVACARE Action 3/<text:span text:style-name="T4">INVACARE Action 4/Autre</text:span></text:p>
          </table:table-cell>
          <table:table-cell/>
          <table:table-cell table:style-name="ce7" office:value-type="string" calcext:value-type="string">
            <text:p>Modè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ssiseht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7" office:value-type="string" calcext:value-type="string">
            <text:p>Mesure de l’assise - <text:span text:style-name="T4">Hauteur avant</text:span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ssiselarg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7" office:value-type="string" calcext:value-type="string">
            <text:p><text:span text:style-name="T7">Mesure de l’assise</text:span><text:span text:style-name="T8"> – </text:span><text:span text:style-name="T9">Largeur</text:span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ssiseprof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7" office:value-type="string" calcext:value-type="string">
            <text:p>Mesure de l’assise – <text:span text:style-name="T4">Profondeur</text:span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Dossier</text:p>
          </table:table-cell>
          <table:covered-table-cell table:number-columns-repeated="3" table:style-name="ce5"/>
          <table:covered-table-cell table:style-name="ce13"/>
          <table:table-cell table:number-columns-repeated="1019"/>
        </table:table-row>
        <table:table-row table:style-name="ro4">
          <table:table-cell office:value-type="string" calcext:value-type="string">
            <text:p>dossiermod</text:p>
          </table:table-cell>
          <table:table-cell office:value-type="string" calcext:value-type="string">
            <text:p>facteur</text:p>
          </table:table-cell>
          <table:table-cell table:style-name="ce7" office:value-type="string" calcext:value-type="string">
            <text:p>INVACARE MatrX Elite Deep/<text:span text:style-name="T4">INVACARE MatrX Elite/Autre</text:span></text:p>
          </table:table-cell>
          <table:table-cell/>
          <table:table-cell table:style-name="ce7" office:value-type="string" calcext:value-type="string">
            <text:p>Modè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ossierref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7" office:value-type="string" calcext:value-type="string">
            <text:p>Référe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ossierht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7" office:value-type="string" calcext:value-type="string">
            <text:p>Hauteu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ossierlarg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7" office:value-type="string" calcext:value-type="string">
            <text:p>Largeur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5" table:number-rows-spanned="1">
            <text:p>SOUTIEN LOMBAIRE</text:p>
          </table:table-cell>
          <table:covered-table-cell table:number-columns-repeated="3"/>
          <table:covered-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lombfix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Flexion lombaire fixé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ombsim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Simulation de soutien lombaire douloureus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ombajout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Ajout d’un soutien lombai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ombmousse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Mousse blanche INVAC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mbht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Si autre, hauteur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5" table:number-rows-spanned="1">
            <text:p>COUSSI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coussinmod</text:p>
          </table:table-cell>
          <table:table-cell office:value-type="string" calcext:value-type="string">
            <text:p>facteur</text:p>
          </table:table-cell>
          <table:table-cell table:style-name="ce7" office:value-type="string" calcext:value-type="string">
            <text:p>MatrX Libra/VICAIR adjuster <text:span text:style-name="T5">10/Autre</text:span></text:p>
          </table:table-cell>
          <table:table-cell/>
          <table:table-cell table:style-name="ce7" office:value-type="string" calcext:value-type="string">
            <text:p>Modè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ussinlarg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7" office:value-type="string" calcext:value-type="string">
            <text:p><text:span text:style-name="T7">Mesures</text:span><text:span text:style-name="T8"> – </text:span><text:span text:style-name="T9">Largeur</text:span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ussinprof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7" office:value-type="string" calcext:value-type="string">
            <text:p><text:span text:style-name="T7">Mesures</text:span><text:span text:style-name="T8"> – </text:span><text:span text:style-name="T9">Profondeur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ussinht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10" office:value-type="string" calcext:value-type="string">
            <text:p>Mesures – hauteu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seau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4" office:value-type="string" calcext:value-type="string">
            <text:p>Insertion d’un demi-biseau crural <text:span text:style-name="T5">du côté 1/2plégique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seaumod</text:p>
          </table:table-cell>
          <table:table-cell office:value-type="string" calcext:value-type="string">
            <text:p>facteur</text:p>
          </table:table-cell>
          <table:table-cell table:style-name="ce8" office:value-type="string" calcext:value-type="string">
            <text:p>Pointe INVACARE 2,8cm doublé/Autre</text:p>
          </table:table-cell>
          <table:table-cell/>
          <table:table-cell table:style-name="ce7" office:value-type="string" calcext:value-type="string">
            <text:p>Biseau : modè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saeuforme</text:p>
          </table:table-cell>
          <table:table-cell office:value-type="string" calcext:value-type="string">
            <text:p>facteur</text:p>
          </table:table-cell>
          <table:table-cell table:style-name="ce7" office:value-type="string" calcext:value-type="string">
            <text:p>Biseau en pointe/Autre</text:p>
          </table:table-cell>
          <table:table-cell/>
          <table:table-cell table:style-name="ce7" office:value-type="string" calcext:value-type="string">
            <text:p>Form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seauprof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7" office:value-type="string" calcext:value-type="string">
            <text:p><text:span text:style-name="T7">Mesures</text:span><text:span text:style-name="T8"> – </text:span><text:span text:style-name="T9">Profondeur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seauht</text:p>
          </table:table-cell>
          <table:table-cell office:value-type="string" calcext:value-type="string">
            <text:p>décimal</text:p>
          </table:table-cell>
          <table:table-cell/>
          <table:table-cell office:value-type="string" calcext:value-type="string">
            <text:p>cm</text:p>
          </table:table-cell>
          <table:table-cell table:style-name="ce10" office:value-type="string" calcext:value-type="string">
            <text:p>Mesures – hauteur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5" table:number-rows-spanned="1">
            <text:p>CEINTURE</text:p>
          </table:table-cell>
          <table:covered-table-cell table:number-columns-repeated="3"/>
          <table:covered-table-cell table:style-name="ce10"/>
          <table:table-cell table:number-columns-repeated="1019"/>
        </table:table-row>
        <table:table-row table:style-name="ro3">
          <table:table-cell office:value-type="string" calcext:value-type="string">
            <text:p>obliqred</text:p>
          </table:table-cell>
          <table:table-cell office:value-type="string" calcext:value-type="string">
            <text:p>facteur</text:p>
          </table:table-cell>
          <table:table-cell table:style-name="ce9" office:value-type="string" calcext:value-type="string">
            <text:p>Oui, non réductible/<text:span text:style-name="T6">Oui, réductible/Non</text:span></text:p>
          </table:table-cell>
          <table:table-cell/>
          <table:table-cell table:style-name="ce7" office:value-type="string" calcext:value-type="string">
            <text:p>Obliquité du bass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eintmodele</text:p>
          </table:table-cell>
          <table:table-cell/>
          <table:table-cell table:style-name="ce10" office:value-type="string" calcext:value-type="string">
            <text:p>4 points BP INVACARE/<text:span text:style-name="T4">2 points Evoflex/Autre</text:span></text:p>
          </table:table-cell>
          <table:table-cell/>
          <table:table-cell table:style-name="ce10" office:value-type="string" calcext:value-type="string">
            <text:p>Modèl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 table:number-columns-spanned="5" table:number-rows-spanned="1">
            <text:p><text:span text:style-name="T1">BASE </text:span><text:span text:style-name="T2">AEH</text:span></text:p>
          </table:table-cell>
          <table:covered-table-cell table:number-columns-repeated="3"/>
          <table:covered-table-cell table:style-name="ce10"/>
          <table:table-cell table:number-columns-repeated="1019"/>
        </table:table-row>
        <table:table-row table:style-name="ro3">
          <table:table-cell office:value-type="string" calcext:value-type="string">
            <text:p>insertionaeh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4" office:value-type="string" calcext:value-type="string">
            <text:p>Insertion d’une base <text:span text:style-name="T5">anti effet hamac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odeleaeh</text:p>
          </table:table-cell>
          <table:table-cell office:value-type="string" calcext:value-type="string">
            <text:p>facteur</text:p>
          </table:table-cell>
          <table:table-cell table:style-name="ce7" office:value-type="string" calcext:value-type="string">
            <text:p>Anti Effet Hamac INVACARE/Autre</text:p>
          </table:table-cell>
          <table:table-cell/>
          <table:table-cell table:style-name="ce10" office:value-type="string" calcext:value-type="string">
            <text:p>Modèl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guidespelviens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4" office:value-type="string" calcext:value-type="string">
            <text:p><text:span text:style-name="T10">Adjonction</text:span><text:span text:style-name="T11"> de guides </text:span><text:span text:style-name="T12">pelviens</text:span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Parcours 1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office:value-type="string" calcext:value-type="string">
            <text:p>date1</text:p>
          </table:table-cell>
          <table:table-cell office:value-type="string" calcext:value-type="string">
            <text:p>date</text:p>
          </table:table-cell>
          <table:table-cell table:style-name="ce9"/>
          <table:table-cell/>
          <table:table-cell table:style-name="ce14" office:value-type="string" calcext:value-type="string">
            <text:p>Date de la visit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9" office:value-type="string" calcext:value-type="string">
            <text:p>FR conforme à la fiche de mesu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tpos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9" office:value-type="string" calcext:value-type="string">
            <text:p>Matériel de positionnement conforme à la fiche de mesu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gpop1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0 - <text:s/>180</text:p>
          </table:table-cell>
          <table:table-cell office:value-type="string" calcext:value-type="string">
            <text:p>degrés</text:p>
          </table:table-cell>
          <table:table-cell table:style-name="ce7" office:value-type="string" calcext:value-type="string">
            <text:p>Angle Poplité du côté hémiplégiq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plac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0" office:value-type="string" calcext:value-type="string">
            <text:p>Déplacement libre pendant 10 minutes effectué 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justmat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/NA</text:p>
          </table:table-cell>
          <table:table-cell/>
          <table:table-cell table:style-name="ce7" office:value-type="string" calcext:value-type="string">
            <text:p>Ajustement du matériel de positionne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dergo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aide à l’installation du patient par l’ergo effectué 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valpost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5" office:value-type="string" calcext:value-type="string">
            <text:p>Evaluation de la posture sur les 3 items du MCPAA 2.0 <text:span text:style-name="T13">avant </text:span><text:span text:style-name="T4">le parcours imposé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bliquite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6" office:value-type="string" calcext:value-type="string">
            <text:p>OBLIQUITE DU BASS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bassin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bass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troversion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7" office:value-type="string" calcext:value-type="string">
            <text:p><text:span text:style-name="T14">RETROVERSION </text:span><text:span text:style-name="T15">DU BASSIN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lin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INCLINAISON LATÉRALE DU TRO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inclin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de l’inclinaison tron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coursrealise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Réalisation du parcours imposé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alisecorrect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Le parcours imposé a été réalisé correcteme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stparcours1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5" office:value-type="string" calcext:value-type="string">
            <text:p>Evaluation de la posture sur les 3 items du MCPAA 2.0 <text:span text:style-name="T13">après </text:span><text:span text:style-name="T4">le parcours imposé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bliquite1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6" office:value-type="string" calcext:value-type="string">
            <text:p>OBLIQUITE DU BASS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cours 1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bass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troversion1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<text:span text:style-name="T16">RETROVERSION</text:span><text:span text:style-name="T17">DU BASSIN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lin1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INCLINAISON LATÉRALE DU TRO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inclin1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de l’inclinaison tron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Parcours 2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office:value-type="string" calcext:value-type="string">
            <text:p>date2</text:p>
          </table:table-cell>
          <table:table-cell office:value-type="string" calcext:value-type="string">
            <text:p>date</text:p>
          </table:table-cell>
          <table:table-cell table:style-name="ce9"/>
          <table:table-cell/>
          <table:table-cell table:style-name="ce14" office:value-type="string" calcext:value-type="string">
            <text:p>Date de la visit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spect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Respect de l’intervalle d’au moins une heure entre chaque parcour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9" office:value-type="string" calcext:value-type="string">
            <text:p>FR conforme à la fiche de mesu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tpos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9" office:value-type="string" calcext:value-type="string">
            <text:p>Matériel de positionnement conforme à la fiche de mesu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gpop2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0 - <text:s/>180</text:p>
          </table:table-cell>
          <table:table-cell office:value-type="string" calcext:value-type="string">
            <text:p>degrés</text:p>
          </table:table-cell>
          <table:table-cell table:style-name="ce7" office:value-type="string" calcext:value-type="string">
            <text:p>Angle Poplité du côté hémiplégiq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plac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0" office:value-type="string" calcext:value-type="string">
            <text:p>Déplacement libre pendant 10 minutes effectué 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justmat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/NA</text:p>
          </table:table-cell>
          <table:table-cell/>
          <table:table-cell table:style-name="ce7" office:value-type="string" calcext:value-type="string">
            <text:p>Ajustement du matériel de positionne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dergo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aide à l’installation du patient par l’ergo effectué 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valpost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5" office:value-type="string" calcext:value-type="string">
            <text:p>Evaluation de la posture sur les 3 items du MCPAA 2.0 <text:span text:style-name="T13">avant </text:span><text:span text:style-name="T4">le parcours imposé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bliquite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6" office:value-type="string" calcext:value-type="string">
            <text:p>OBLIQUITE DU BASS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bassin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bass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troversion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<text:span text:style-name="T16">RETROVERSION</text:span><text:span text:style-name="T17">DU BASSIN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lin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INCLINAISON LATÉRALE DU TRO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inclin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de l’inclinaison tron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coursrealise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Réalisation du parcours imposé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alisecorrect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Le parcours imposé a été réalisé correcteme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stparcours2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5" office:value-type="string" calcext:value-type="string">
            <text:p>Evaluation de la posture sur les 3 items du MCPAA 2.0 <text:span text:style-name="T13">après </text:span><text:span text:style-name="T4">le parcours imposé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bliquite2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6" office:value-type="string" calcext:value-type="string">
            <text:p>OBLIQUITE DU BASS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cours 2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bass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troversion2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<text:span text:style-name="T16">RETROVERSION</text:span><text:span text:style-name="T17">DU BASSIN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lin2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INCLINAISON LATÉRALE DU TRO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inclin2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de l’inclinaison tron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Parcours 3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office:value-type="string" calcext:value-type="string">
            <text:p>date1</text:p>
          </table:table-cell>
          <table:table-cell office:value-type="string" calcext:value-type="string">
            <text:p>date</text:p>
          </table:table-cell>
          <table:table-cell table:style-name="ce9"/>
          <table:table-cell/>
          <table:table-cell table:style-name="ce14" office:value-type="string" calcext:value-type="string">
            <text:p>Date de la visit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spect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Respect de l’intervalle d’au moins une heure entre chaque parcour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9" office:value-type="string" calcext:value-type="string">
            <text:p>FR conforme à la fiche de mesu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tpos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9" office:value-type="string" calcext:value-type="string">
            <text:p>Matériel de positionnement conforme à la fiche de mesu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gpop3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0 - <text:s/>180</text:p>
          </table:table-cell>
          <table:table-cell office:value-type="string" calcext:value-type="string">
            <text:p>degrés</text:p>
          </table:table-cell>
          <table:table-cell table:style-name="ce7" office:value-type="string" calcext:value-type="string">
            <text:p>Angle Poplité du côté hémiplégiq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plac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0" office:value-type="string" calcext:value-type="string">
            <text:p>Déplacement libre pendant 10 minutes effectué 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justmat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/NA</text:p>
          </table:table-cell>
          <table:table-cell/>
          <table:table-cell table:style-name="ce7" office:value-type="string" calcext:value-type="string">
            <text:p>Ajustement du matériel de positionne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dergo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aide à l’installation du patient par l’ergo effectué 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valpost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5" office:value-type="string" calcext:value-type="string">
            <text:p>Evaluation de la posture sur les 3 items du MCPAA 2.0 <text:span text:style-name="T13">avant </text:span><text:span text:style-name="T4">le parcours imposé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bliquite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6" office:value-type="string" calcext:value-type="string">
            <text:p>OBLIQUITE DU BASS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bassin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bass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troversion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7" office:value-type="string" calcext:value-type="string">
            <text:p><text:span text:style-name="T14">RETROVERSION </text:span><text:span text:style-name="T15">DU BASSIN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lin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INCLINAISON LATÉRALE DU TRO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inclin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de l’inclinaison tron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coursrealise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Réalisation du parcours imposé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alisecorrect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7" office:value-type="string" calcext:value-type="string">
            <text:p>Le parcours imposé a été réalisé correcteme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stparcours3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oui/non</text:p>
          </table:table-cell>
          <table:table-cell/>
          <table:table-cell table:style-name="ce15" office:value-type="string" calcext:value-type="string">
            <text:p>Evaluation de la posture sur les 3 items du MCPAA 2.0 <text:span text:style-name="T13">après </text:span><text:span text:style-name="T4">le parcours imposé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bliquite3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6" office:value-type="string" calcext:value-type="string">
            <text:p>OBLIQUITE DU BASS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cours 3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bass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troversion3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17" office:value-type="string" calcext:value-type="string">
            <text:p><text:span text:style-name="T14">RETROVERSION </text:span><text:span text:style-name="T15">DU BASSIN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lin3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léger/modéré/sévère</text:p>
          </table:table-cell>
          <table:table-cell/>
          <table:table-cell table:style-name="ce9" office:value-type="string" calcext:value-type="string">
            <text:p>INCLINAISON LATÉRALE DU TRO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inclin3p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droit/gauche/aucun</text:p>
          </table:table-cell>
          <table:table-cell/>
          <table:table-cell office:value-type="string" calcext:value-type="string">
            <text:p>coté de l’inclinaison tronc</text:p>
          </table:table-cell>
          <table:table-cell table:number-columns-repeated="1019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Arno Pro" svg:font-family="'Arno Pro'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H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hilippe MICHEL</meta:initial-creator>
    <meta:creation-date>2019-08-07T12:28:54.376188550</meta:creation-date>
    <dc:date>2019-08-07T14:24:18.515754050</dc:date>
    <dc:creator>Philippe MICHEL</dc:creator>
    <meta:editing-duration>PT1H24M46S</meta:editing-duration>
    <meta:editing-cycles>10</meta:editing-cycles>
    <meta:generator>LibreOffice/6.3.0.2$Linux_X86_64 LibreOffice_project/30$Build-2</meta:generator>
    <meta:document-statistic meta:table-count="1" meta:cell-count="400" meta:object-count="0"/>
  </office:meta>
</office:document-meta>
</file>